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 serif" svg:font-family="'Sans serif'"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8eff" officeooo:paragraph-rsid="00048eff"/>
    </style:style>
    <style:style style:name="P2" style:family="paragraph" style:parent-style-name="Standard">
      <style:text-properties officeooo:rsid="000525c1" officeooo:paragraph-rsid="000525c1"/>
    </style:style>
    <style:style style:name="P3" style:family="paragraph" style:parent-style-name="Standard">
      <style:text-properties officeooo:paragraph-rsid="000525c1"/>
    </style:style>
    <style:style style:name="P4" style:family="paragraph" style:parent-style-name="Standard">
      <style:text-properties style:font-name="Sans serif" fo:font-size="12pt" officeooo:paragraph-rsid="000525c1" style:font-size-asian="12pt" style:font-size-complex="12pt"/>
    </style:style>
    <style:style style:name="P5" style:family="paragraph" style:parent-style-name="Standard">
      <style:text-properties style:font-name="liberation serif" fo:font-size="12pt" officeooo:paragraph-rsid="000525c1" style:font-size-asian="12pt" style:font-size-complex="12pt"/>
    </style:style>
    <style:style style:name="P6" style:family="paragraph" style:parent-style-name="Standard">
      <style:text-properties style:font-name="liberation serif" fo:font-size="12pt" officeooo:rsid="000525c1" officeooo:paragraph-rsid="000525c1" style:font-size-asian="12pt" style:font-size-complex="12pt"/>
    </style:style>
    <style:style style:name="P7" style:family="paragraph" style:parent-style-name="Standard">
      <style:text-properties style:font-name="liberation serif" fo:font-size="12pt" officeooo:rsid="0005c88e" officeooo:paragraph-rsid="0005c88e" style:font-size-asian="12pt" style:font-size-complex="12pt"/>
    </style:style>
    <style:style style:name="P8" style:family="paragraph" style:parent-style-name="Standard">
      <style:text-properties officeooo:paragraph-rsid="0005c88e"/>
    </style:style>
    <style:style style:name="P9" style:family="paragraph">
      <style:paragraph-properties fo:text-align="center"/>
    </style:style>
    <style:style style:name="T1" style:family="text">
      <style:text-properties fo:color="#629755" loext:opacity="100%" style:font-name="JetBrains Mono" fo:font-size="10pt" fo:font-style="italic" fo:font-weight="normal" style:font-size-asian="10pt" style:font-style-asian="italic" style:font-weight-asian="normal"/>
    </style:style>
    <style:style style:name="T2" style:family="text">
      <style:text-properties fo:color="#629755" loext:opacity="100%" style:font-name="JetBrains Mono" fo:font-size="10pt" fo:font-style="italic" fo:font-weight="normal" officeooo:rsid="000525c1" style:font-size-asian="10pt" style:font-style-asian="italic" style:font-weight-asian="normal"/>
    </style:style>
    <style:style style:name="T3" style:family="text">
      <style:text-properties fo:color="#629755" loext:opacity="100%" style:font-name="JetBrains Mono" fo:font-size="10pt" fo:font-style="italic" fo:font-weight="normal" officeooo:rsid="0005c88e" style:font-size-asian="10pt" style:font-style-asian="italic" style:font-weight-asian="normal"/>
    </style:style>
    <style:style style:name="T4" style:family="text">
      <style:text-properties fo:color="#629755" loext:opacity="100%" fo:font-style="italic" fo:font-weight="normal" officeooo:rsid="000525c1" style:font-style-asian="italic" style:font-weight-asian="normal"/>
    </style:style>
    <style:style style:name="T5" style:family="text">
      <style:text-properties officeooo:rsid="000525c1"/>
    </style:style>
    <style:style style:name="T6" style:family="text">
      <style:text-properties fo:color="#000000" loext:opacity="100%" fo:font-style="italic" fo:font-weight="normal" officeooo:rsid="000525c1" style:font-style-asian="italic" style:font-weight-asian="normal"/>
    </style:style>
    <style:style style:name="T7" style:family="text">
      <style:text-properties fo:color="#000000" loext:opacity="100%" fo:font-style="italic" fo:font-weight="normal" style:font-style-asian="italic" style:font-weight-asian="normal"/>
    </style:style>
    <style:style style:name="T8" style:family="text">
      <style:text-properties fo:color="#000000" loext:opacity="100%" fo:font-style="italic" fo:font-weight="normal" officeooo:rsid="0005c88e" style:font-style-asian="italic" style:font-weight-asian="normal"/>
    </style:style>
    <style:style style:name="T9" style:family="text">
      <style:text-properties fo:color="#000000" loext:opacity="100%" style:font-name="liberation serif" fo:font-style="italic" fo:font-weight="normal" officeooo:rsid="000525c1" style:font-style-asian="italic" style:font-weight-asian="normal"/>
    </style:style>
    <style:style style:name="T10" style:family="text">
      <style:text-properties fo:color="#000000" loext:opacity="100%" style:font-name="liberation serif" fo:font-size="12pt" fo:font-style="italic" fo:font-weight="normal" officeooo:rsid="000525c1" style:font-size-asian="12pt" style:font-style-asian="italic" style:font-weight-asian="normal" style:font-size-complex="12pt"/>
    </style:style>
    <style:style style:name="T11" style:family="text">
      <style:text-properties fo:color="#000000" loext:opacity="100%" style:font-name="liberation serif" fo:font-size="12pt" fo:font-style="italic" fo:font-weight="normal" officeooo:rsid="0005c88e" style:font-size-asian="12pt" style:font-style-asian="italic" style:font-weight-asian="normal" style:font-size-complex="12pt"/>
    </style:style>
    <style:style style:name="gr1" style:family="graphic">
      <style:graphic-properties draw:textarea-horizontal-align="justify" draw:textarea-vertical-align="middle" draw:auto-grow-height="false" fo:min-height="0.0874in" fo:min-width="0.8744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917in" fo:min-width="0.8972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7374in" fo:min-width="0.122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0161in" fo:min-width="2.525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4" draw:text-style-name="P9" svg:width="2.526in" svg:height="1.0161in" svg:x="2.178in" svg:y="-0.0209in"><text:p text:style-name="P9">Organization</text:p><text:p text:style-name="P9">Can have many Systems and Users</text:p><draw:enhanced-geometry svg:viewBox="0 0 21600 21600" draw:type="rectangle" draw:enhanced-path="M 0 0 L 21600 0 21600 21600 0 21600 0 0 Z N"/></draw:custom-shape><draw:custom-shape text:anchor-type="paragraph" draw:z-index="1" draw:name="Shape1_0" draw:style-name="gr4" draw:text-style-name="P9" svg:width="2.526in" svg:height="1.0161in" svg:x="0.2772in" svg:y="2.0102in"><text:p text:style-name="P9">System:</text:p><text:p text:style-name="P9">Belongs to Organization </text:p><text:p text:style-name="P9">Can have Many Users</text:p><draw:enhanced-geometry svg:viewBox="0 0 21600 21600" draw:type="rectangle" draw:enhanced-path="M 0 0 L 21600 0 21600 21600 0 21600 0 0 Z N"/></draw:custom-shape><draw:custom-shape text:anchor-type="paragraph" draw:z-index="2" draw:name="Shape1_1" draw:style-name="gr4" draw:text-style-name="P9" svg:width="2.526in" svg:height="1.0161in" svg:x="4.0272in" svg:y="2.0016in"><text:p text:style-name="P9">User</text:p><text:p text:style-name="P9">Belongs to Organization</text:p><text:p text:style-name="P9">Can have Many Systems</text:p><draw:enhanced-geometry svg:viewBox="0 0 21600 21600" draw:type="rectangle" draw:enhanced-path="M 0 0 L 21600 0 21600 21600 0 21600 0 0 Z N"/></draw:custom-shape><draw:custom-shape text:anchor-type="paragraph" draw:z-index="3" draw:name="Shape2" draw:style-name="gr3" svg:width="0.2433in" svg:height="0.8425in" svg:x="2.1602in" svg:y="1.063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Shape2_0" draw:style-name="gr3" svg:width="0.2433in" svg:height="0.8425in" svg:x="4.5126in" svg:y="1.090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3" draw:style-name="gr2" svg:width="1.0248in" svg:height="0.1823in" svg:x="2.9161in" svg:y="2.0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4" draw:style-name="gr1" svg:width="0.9988in" svg:height="0.174in" svg:x="2.9417in" svg:y="2.59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st Cases:</text:p>
      <text:p text:style-name="P1"/>
      <text:p text:style-name="P3"><text:span text:style-name="T5">1. </text:span><text:span text:style-name="T1">Test that a user cannot be allocated a system not available to them</text:span></text:p>
      <text:p text:style-name="P2"/>
      <text:p text:style-name="P2"><text:tab/>A user is assigned a list of available systems. This list can be inherited from the organization so that a general allocation of systems can be given to members of a certain group. At its core it is just a list of available systems. If the users does not have a system available to them they cannot be assigned it regardless of any other circumstance. </text:p>
      <text:p text:style-name="P2"/>
      <text:p text:style-name="P2"><text:tab/>The test here tries to allocate system to a user not available to the user. Successful passing of this test is indicated by the users system count. If the test is successfully passed the user should not have been allocated the system and the length of the users system list should remain 0.</text:p>
      <text:p text:style-name="P2"/>
      <text:p text:style-name="P3"><text:span text:style-name="T5">2.</text:span><text:span text:style-name="T1">Test that a user with incorrect clearance will not be assigned system above clearance level</text:span></text:p>
      <text:p text:style-name="P3"><text:span text:style-name="T2"/></text:p>
      <text:p text:style-name="P4"><text:span text:style-name="T4"><text:tab/></text:span><text:span text:style-name="T9">Both a user and a system is assigned a clearance level. Users with a clearance below or equal to the clearance level of the system can be allocated said system. </text:span></text:p>
      <text:p text:style-name="P5"><text:span text:style-name="T6"/></text:p>
      <text:p text:style-name="P5"><text:span text:style-name="T6"><text:tab/>The test here tries to allocate a system to a user with inadequate clearance level. If the test is successfully passed the user should not have been allocated the system and the length of the users system list should remain 0.</text:span></text:p>
      <text:p text:style-name="P5"><text:span text:style-name="T6"/></text:p>
      <text:p text:style-name="P3"><text:span text:style-name="T10">3.</text:span><text:span text:style-name="T2">Test that a user cannot allocate a system with insufficient licenses</text:span></text:p>
      <text:p text:style-name="P6"><text:span text:style-name="T6"/></text:p>
      <text:p text:style-name="P6"><text:span text:style-name="T7"><text:tab/>Each system is given a set number of licenses to distribute among users. When a system is allocated the license count is decremented and when a system is return the license count incremented. A system cannot be allocated if no licenses are available to allocate.</text:span></text:p>
      <text:p text:style-name="P6"><text:span text:style-name="T7"/></text:p>
      <text:p text:style-name="P6"><text:span text:style-name="T7"><text:tab/>The test here sets the license count of the system to 0 and tries to allocate the system to a user.</text:span></text:p>
      <text:p text:style-name="P6"><text:span text:style-name="T7">If the test is successfully passed the user should not have been allocated the system and the length of the users system list should remain 0.</text:span></text:p>
      <text:p text:style-name="P3"><text:soft-page-break/><text:span text:style-name="T10">4.</text:span><text:span text:style-name="T1">Test that a user cannot be allocated a system when offline</text:span></text:p>
      <text:p text:style-name="P6"><text:span text:style-name="T7"/></text:p>
      <text:p text:style-name="P6"><text:span text:style-name="T7"><text:tab/></text:span><text:span text:style-name="T8">Every user is given a status of on or offline. A user cannot be allocated a system when they are offline. </text:span></text:p>
      <text:p text:style-name="P6"><text:span text:style-name="T8"/></text:p>
      <text:p text:style-name="P6"><text:span text:style-name="T8"><text:tab/>The test here sets the user status to offline and tries to allocate a system to them. If the test is successfully passed the user should not have been allocated the system and the length of the users system list should remain 0.</text:span></text:p>
      <text:p text:style-name="P6"><text:span text:style-name="T8"/></text:p>
      <text:p text:style-name="P8"><text:span text:style-name="T11">5.</text:span><text:span text:style-name="T3">Test that a user with correct clearance, online, available systems and system has available licenses </text:span><text:span text:style-name="T1">can be assigned a system</text:span></text:p>
      <text:p text:style-name="P7"><text:span text:style-name="T8"/></text:p>
      <text:p text:style-name="P7"><text:span text:style-name="T7"><text:tab/>If a user meets all the requirements of being assigned a system they user should be assigned said system and the system should be added to their assigned systems inventory.</text:span></text:p>
      <text:p text:style-name="P7"><text:span text:style-name="T7"/></text:p>
      <text:p text:style-name="P7"><text:span text:style-name="T7"><text:tab/>The test here submits a user that meets all the requirements of a system allocation and attempts to allocate said system to the user. If the test is successfully passed the user should have been allocated the system and the length of the users system list should <text:s/>become 1.</text:span></text:p>
      <text:p text:style-name="P7"><text:span text:style-name="T7"/></text:p>
      <text:p text:style-name="P8"><text:span text:style-name="T11">6. </text:span><text:span text:style-name="T1">Test that a user with correct clearance, online, available systems and system has available licenses can be assigned to a system twice</text:span></text:p>
      <text:p text:style-name="P7"><text:span text:style-name="T7"/></text:p>
      <text:p text:style-name="P8"><text:span text:style-name="T11"><text:tab/>A user can only be allocated to one instance of a system. In other words a user cannot be allocated allocated to the same system more than once. </text:span></text:p>
      <text:p text:style-name="P8"><text:span text:style-name="T11"/></text:p>
      <text:p text:style-name="P8"><text:span text:style-name="T11"><text:tab/>The test here tries to allocate the same system to a user twice. However, this instance of the method does not check to see if the user has already been assigned said system. Successful passing of this test results in the user only being allocated 1 license from the system. As such the users system list length should be equal to 1.</text:span></text:p>
      <text:p text:style-name="P8"><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 serif" svg:font-family="'Sans serif'"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8T21:21:15.555745805</meta:creation-date>
    <dc:date>2021-04-18T22:00:39.188602549</dc:date>
    <meta:editing-duration>PT7M43S</meta:editing-duration>
    <meta:editing-cycles>1</meta:editing-cycles>
    <meta:generator>LibreOffice/7.0.3.1$Linux_X86_64 LibreOffice_project/00$Build-1</meta:generator>
    <meta:document-statistic meta:table-count="0" meta:image-count="0" meta:object-count="0" meta:page-count="2" meta:paragraph-count="20" meta:word-count="610" meta:character-count="3369" meta:non-whitespace-character-count="2762"/>
  </office:meta>
</office:document-meta>
</file>